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ked" table:style-name="ta1">
        <office:forms form:automatic-focus="false" form:apply-design-mode="false"/>
        <table:shapes>
          <draw:frame draw:z-index="0" draw:style-name="gr1" draw:text-style-name="P1" svg:width="15.999cm" svg:height="8.999cm" svg:x="13.716cm" svg:y="0.552cm">
            <draw:object draw:notify-on-update-of-ranges="cooked.G1:cooked.G1 cooked.G2:cooked.G52 cooked.C1:cooked.C1 cooked.C2:cooked.C52 cooked.G1:cooked.G1 cooked.G2:cooked.G52 cooked.D1:cooked.D1 cooked.D2:cooked.D52 cooked.G1:cooked.G1 cooked.G2:cooked.G52 cooked.H1:cooked.H1 cooked.H2:cooked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xacts</text:p>
          </table:table-cell>
          <table:table-cell office:value-type="string" calcext:value-type="string">
            <text:p>pdq</text:p>
          </table:table-cell>
          <table:table-cell table:number-columns-repeated="3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1</text:p>
          </table:table-cell>
          <table:table-cell office:value-type="float" office:value="0.226858" calcext:value-type="float">
            <text:p>0.22685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3</text:p>
          </table:table-cell>
          <table:table-cell office:value-type="float" office:value="0.245401" calcext:value-type="float">
            <text:p>0.24540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4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5</text:p>
          </table:table-cell>
          <table:table-cell office:value-type="float" office:value="0.256081" calcext:value-type="float">
            <text:p>0.25608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6</text:p>
          </table:table-cell>
          <table:table-cell office:value-type="float" office:value="0.261145" calcext:value-type="float">
            <text:p>0.2611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7</text:p>
          </table:table-cell>
          <table:table-cell office:value-type="float" office:value="0.266645" calcext:value-type="float">
            <text:p>0.26664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8</text:p>
          </table:table-cell>
          <table:table-cell office:value-type="float" office:value="0.272055" calcext:value-type="float">
            <text:p>0.27205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29</text:p>
          </table:table-cell>
          <table:table-cell office:value-type="float" office:value="0.276819" calcext:value-type="float">
            <text:p>0.27681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0</text:p>
          </table:table-cell>
          <table:table-cell office:value-type="float" office:value="0.281898" calcext:value-type="float">
            <text:p>0.28189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1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2</text:p>
          </table:table-cell>
          <table:table-cell office:value-type="float" office:value="1.600183" calcext:value-type="float">
            <text:p>1.60018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3</text:p>
          </table:table-cell>
          <table:table-cell office:value-type="float" office:value="2.613215" calcext:value-type="float">
            <text:p>2.61321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4</text:p>
          </table:table-cell>
          <table:table-cell office:value-type="float" office:value="3.627478" calcext:value-type="float">
            <text:p>3.6274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5</text:p>
          </table:table-cell>
          <table:table-cell office:value-type="float" office:value="4.643439" calcext:value-type="float">
            <text:p>4.64343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6</text:p>
          </table:table-cell>
          <table:table-cell office:value-type="float" office:value="5.660077" calcext:value-type="float">
            <text:p>5.66007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7</text:p>
          </table:table-cell>
          <table:table-cell office:value-type="float" office:value="6.674454" calcext:value-type="float">
            <text:p>6.67445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8</text:p>
          </table:table-cell>
          <table:table-cell office:value-type="float" office:value="7.688424" calcext:value-type="float">
            <text:p>7.6884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39</text:p>
          </table:table-cell>
          <table:table-cell office:value-type="float" office:value="8.704185" calcext:value-type="float">
            <text:p>8.70418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0</text:p>
          </table:table-cell>
          <table:table-cell office:value-type="float" office:value="9.717785" calcext:value-type="float">
            <text:p>9.71778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1</text:p>
          </table:table-cell>
          <table:table-cell office:value-type="float" office:value="11.221766" calcext:value-type="float">
            <text:p>11.22176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2</text:p>
          </table:table-cell>
          <table:table-cell office:value-type="float" office:value="13.208049" calcext:value-type="float">
            <text:p>13.20804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3</text:p>
          </table:table-cell>
          <table:table-cell office:value-type="float" office:value="15.229571" calcext:value-type="float">
            <text:p>15.2295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4</text:p>
          </table:table-cell>
          <table:table-cell office:value-type="float" office:value="17.250992" calcext:value-type="float">
            <text:p>17.25099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5</text:p>
          </table:table-cell>
          <table:table-cell office:value-type="float" office:value="19.271248" calcext:value-type="float">
            <text:p>19.27124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6</text:p>
          </table:table-cell>
          <table:table-cell office:value-type="float" office:value="21.292165" calcext:value-type="float">
            <text:p>21.29216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7</text:p>
          </table:table-cell>
          <table:table-cell office:value-type="float" office:value="23.312566" calcext:value-type="float">
            <text:p>23.31256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8</text:p>
          </table:table-cell>
          <table:table-cell office:value-type="float" office:value="25.333456" calcext:value-type="float">
            <text:p>25.33345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49</text:p>
          </table:table-cell>
          <table:table-cell office:value-type="float" office:value="27.354437" calcext:value-type="float">
            <text:p>27.35443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0</text:p>
          </table:table-cell>
          <table:table-cell office:value-type="float" office:value="29.375305" calcext:value-type="float">
            <text:p>29.37530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1</text:p>
          </table:table-cell>
          <table:table-cell office:value-type="float" office:value="31.641692" calcext:value-type="float">
            <text:p>31.64169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2</text:p>
          </table:table-cell>
          <table:table-cell office:value-type="float" office:value="34.470154" calcext:value-type="float">
            <text:p>34.47015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3</text:p>
          </table:table-cell>
          <table:table-cell office:value-type="float" office:value="37.497912" calcext:value-type="float">
            <text:p>37.49791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4</text:p>
          </table:table-cell>
          <table:table-cell office:value-type="float" office:value="40.52331" calcext:value-type="float">
            <text:p>40.5233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5</text:p>
          </table:table-cell>
          <table:table-cell office:value-type="float" office:value="43.548954" calcext:value-type="float">
            <text:p>43.54895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6</text:p>
          </table:table-cell>
          <table:table-cell office:value-type="float" office:value="46.576215" calcext:value-type="float">
            <text:p>46.57621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7</text:p>
          </table:table-cell>
          <table:table-cell office:value-type="float" office:value="49.601206" calcext:value-type="float">
            <text:p>49.60120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8</text:p>
          </table:table-cell>
          <table:table-cell office:value-type="float" office:value="52.629163" calcext:value-type="float">
            <text:p>52.62916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7:59</text:p>
          </table:table-cell>
          <table:table-cell office:value-type="float" office:value="55.65458" calcext:value-type="float">
            <text:p>55.6545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8:00</text:p>
          </table:table-cell>
          <table:table-cell office:value-type="float" office:value="58.682813" calcext:value-type="float">
            <text:p>58.68281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15:38:01</text:p>
          </table:table-cell>
          <table:table-cell office:value-type="float" office:value="62.157473" calcext:value-type="float">
            <text:p>62.15747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# Closed solution from PDQ</text:p>
          </table:table-cell>
          <table:table-cell office:value-type="string" calcext:value-type="string">
            <text:p><text:s/>where service time = 0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# think time = 0</text:p>
          </table:table-cell>
          <table:table-cell office:value-type="string" calcext:value-type="string">
            <text:p><text:s/>dmax = 0</text:p>
          </table:table-cell>
          <table:table-cell office:value-type="string" calcext:value-type="string">
            <text:p><text:s/>queues = 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string" calcext:value-type="string">
            <text:p># Load</text:p>
          </table:table-cell>
          <table:table-cell office:value-type="string" calcext:value-type="string">
            <text:p><text:s/>Respons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.1" calcext:value-type="float">
            <text:p>9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16:48:43.014787353</dc:date>
    <dc:creator>David Collier-Brown</dc:creator>
    <meta:editing-duration>PT1H7M23S</meta:editing-duration>
    <meta:editing-cycles>2</meta:editing-cycles>
    <meta:generator>LibreOffice/24.2.2.2$Linux_X86_64 LibreOffice_project/d56cc158d8a96260b836f100ef4b4ef25d6f1a01</meta:generator>
    <meta:document-statistic meta:table-count="1" meta:cell-count="3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 3" chart:style-name="ch1">
        <chart:legend chart:legend-position="end" svg:x="13.439cm" svg:y="3.703cm" style:legend-expansion="high" chart:style-name="ch2"/>
        <chart:plot-area chart:style-name="ch3" table:cell-range-address="cooked.G1:cooked.H52 cooked.C1:cooked.D52" chart:data-source-has-labels="row" svg:x="0.32cm" svg:y="0.18cm" svg:width="12.799cm" svg:height="8.64cm">
          <chart:coordinate-region svg:x="0.941cm" svg:y="0.379cm" svg:width="11.89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oked.C2:cooked.C52" chart:label-cell-address="cooked.C1:cooked.C1" chart:class="chart:scatter">
            <chart:domain table:cell-range-address="cooked.G2:cooked.G52"/>
            <chart:data-point chart:repeated="51"/>
          </chart:series>
          <chart:series chart:style-name="ch8" chart:values-cell-range-address="cooked.D2:cooked.D52" chart:label-cell-address="cooked.D1:cooked.D1" chart:class="chart:scatter">
            <chart:data-point chart:repeated="51"/>
          </chart:series>
          <chart:series chart:style-name="ch9" chart:values-cell-range-address="cooked.H2:cooked.H52" chart:label-cell-address="cooked.H1:cooked.H1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ooked.C1:cooked.C1</svg:desc>
                </draw:g>
              </table:table-cell>
              <table:table-cell office:value-type="string">
                <text:p>xfertime</text:p>
                <draw:g>
                  <svg:desc>cooked.D1:cooked.D1</svg:desc>
                </draw:g>
              </table:table-cell>
              <table:table-cell office:value-type="string">
                <text:p>pdq</text:p>
                <draw:g>
                  <svg:desc>cooked.H1:cook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oked.G2:cooked.G52</svg:desc>
                </draw:g>
              </table:table-cell>
              <table:table-cell office:value-type="float" office:value="0.226858">
                <text:p>0.226858</text:p>
                <draw:g>
                  <svg:desc>cooked.C2:cooked.C52</svg:desc>
                </draw:g>
              </table:table-cell>
              <table:table-cell office:value-type="float" office:value="0.000037">
                <text:p>0.000037</text:p>
                <draw:g>
                  <svg:desc>cooked.D2:cooked.D52</svg:desc>
                </draw:g>
              </table:table-cell>
              <table:table-cell office:value-type="float" office:value="NaN">
                <text:p>NaN</text:p>
                <draw:g>
                  <svg:desc>cooked.H2:cooked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398">
                <text:p>0.2398</text:p>
              </table:table-cell>
              <table:table-cell office:value-type="float" office:value="0.000027">
                <text:p>0.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45401">
                <text:p>0.245401</text:p>
              </table:table-cell>
              <table:table-cell office:value-type="float" office:value="0.000019">
                <text:p>0.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51429">
                <text:p>0.251429</text:p>
              </table:table-cell>
              <table:table-cell office:value-type="float" office:value="0.000028">
                <text:p>0.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56081">
                <text:p>0.256081</text:p>
              </table:table-cell>
              <table:table-cell office:value-type="float" office:value="0.000023">
                <text:p>0.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61145">
                <text:p>0.261145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266645">
                <text:p>0.266645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272055">
                <text:p>0.272055</text:p>
              </table:table-cell>
              <table:table-cell office:value-type="float" office:value="0.000033">
                <text:p>0.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276819">
                <text:p>0.276819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81898">
                <text:p>0.281898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64109">
                <text:p>0.64109</text:p>
              </table:table-cell>
              <table:table-cell office:value-type="float" office:value="0.000028">
                <text:p>0.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.600183">
                <text:p>1.600183</text:p>
              </table:table-cell>
              <table:table-cell office:value-type="float" office:value="0.000026">
                <text:p>0.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.613215">
                <text:p>2.613215</text:p>
              </table:table-cell>
              <table:table-cell office:value-type="float" office:value="0.000032">
                <text:p>0.0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.627478">
                <text:p>3.627478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643439">
                <text:p>4.643439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.660077">
                <text:p>5.660077</text:p>
              </table:table-cell>
              <table:table-cell office:value-type="float" office:value="0.000028">
                <text:p>0.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.674454">
                <text:p>6.674454</text:p>
              </table:table-cell>
              <table:table-cell office:value-type="float" office:value="0.000031">
                <text:p>0.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688424">
                <text:p>7.688424</text:p>
              </table:table-cell>
              <table:table-cell office:value-type="float" office:value="0.000032">
                <text:p>0.0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.704185">
                <text:p>8.704185</text:p>
              </table:table-cell>
              <table:table-cell office:value-type="float" office:value="0.000022">
                <text:p>0.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717785">
                <text:p>9.717785</text:p>
              </table:table-cell>
              <table:table-cell office:value-type="float" office:value="0.000026">
                <text:p>0.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1.221766">
                <text:p>11.221766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3.208049">
                <text:p>13.208049</text:p>
              </table:table-cell>
              <table:table-cell office:value-type="float" office:value="0.00003">
                <text:p>0.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.229571">
                <text:p>15.229571</text:p>
              </table:table-cell>
              <table:table-cell office:value-type="float" office:value="0.00003">
                <text:p>0.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7.250992">
                <text:p>17.250992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9.271248">
                <text:p>19.271248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1.292165">
                <text:p>21.292165</text:p>
              </table:table-cell>
              <table:table-cell office:value-type="float" office:value="0.000016">
                <text:p>0.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3.312566">
                <text:p>23.312566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5.333456">
                <text:p>25.333456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7.354437">
                <text:p>27.354437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.375305">
                <text:p>29.375305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31.641692">
                <text:p>31.641692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34.470154">
                <text:p>34.470154</text:p>
              </table:table-cell>
              <table:table-cell office:value-type="float" office:value="0.000028">
                <text:p>0.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7.497912">
                <text:p>37.497912</text:p>
              </table:table-cell>
              <table:table-cell office:value-type="float" office:value="0.000027">
                <text:p>0.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0.52331">
                <text:p>40.52331</text:p>
              </table:table-cell>
              <table:table-cell office:value-type="float" office:value="0.000019">
                <text:p>0.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3.548954">
                <text:p>43.548954</text:p>
              </table:table-cell>
              <table:table-cell office:value-type="float" office:value="0.000016">
                <text:p>0.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6.576215">
                <text:p>46.576215</text:p>
              </table:table-cell>
              <table:table-cell office:value-type="float" office:value="0.000016">
                <text:p>0.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9.601206">
                <text:p>49.601206</text:p>
              </table:table-cell>
              <table:table-cell office:value-type="float" office:value="0.000017">
                <text:p>0.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2.629163">
                <text:p>52.629163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5.65458">
                <text:p>55.65458</text:p>
              </table:table-cell>
              <table:table-cell office:value-type="float" office:value="0.000024">
                <text:p>0.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.682813">
                <text:p>58.682813</text:p>
              </table:table-cell>
              <table:table-cell office:value-type="float" office:value="0.000022">
                <text:p>0.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62.157473">
                <text:p>62.157473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